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Object1" text:anchor-type="char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30T11:10:44.593000000</meta:creation-date>
    <dc:date>2020-01-30T11:14:31.104000000</dc:date>
    <meta:editing-duration>PT3M47S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Dev/7.0.0.0.alpha0$Windows_X86_64 LibreOffice_project/3548472bff2ebe9b72efcb0028c3b07321ed79e5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date-style style:name="N10036" number:language="hu" number:country="HU" number:automatic-order="true">
      <number:year number:style="long"/>
      <number:text>.</number:text>
      <number:month number:style="long"/>
      <number:text>.</number:text>
      <number:day number:style="long"/>
      <number:text>.</number:text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area" chart:style-name="ch1">
        <chart:legend chart:legend-position="end" svg:x="13.788cm" svg:y="3.951cm" style:legend-expansion="high" chart:style-name="ch2"/>
        <chart:plot-area chart:style-name="ch3" chart:data-source-has-labels="both" svg:x="0.319cm" svg:y="0.179cm" svg:width="13.15cm" svg:height="8.641cm">
          <chartooo:coordinate-region svg:x="0.94cm" svg:y="0.379cm" svg:width="12.051cm" svg:height="7.794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area">
            <chart:data-point chart:repeated="2"/>
          </chart:series>
          <chart:series chart:style-name="ch8" chart:values-cell-range-address="local-table.$C$2:.$C$3" chart:label-cell-address="local-table.$C$1" chart:class="chart:area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Dev/7.0.0.0.alpha0$Windows_X86_64 LibreOffice_project/3548472bff2ebe9b72efcb0028c3b07321ed79e5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